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List Item Merge</text:h>
      <text:p text:style-name="P2">In this example, the following list will have list items merged by deleting content between the square brackets.</text:p>
      <text:list text:style-name="L11">
        <text:list-item>
          <text:p text:style-name="P2">Item 1</text:p>
        </text:list-item>
        <text:list-item delta:insertion-change-idref="D" delta:insertion-type="insert-around-content">
          <delta:remove-leaving-content-start delta:removal-change-idref="D" delta:end-element-idref="end1">
            <text:list-item/>
          </delta:remove-leaving-content-start>
          <text:p delta:insertion-change-idref="D" delta:insertion-type="insert-around-content" text:style-name="P2"><delta:remove-leaving-content-start delta:removal-change-idref="D" delta:end-element-idref="end2"><text:p text:style-name="P2"/></delta:remove-leaving-content-start>Item 2 [<delta:removed-content delta:removal-change-idref="D"><text:span text:style-name="T1">This will be removed</text:span></delta:removed-content><delta:remove-leaving-content-end delta:end-element-id="end2"/><delta:remove-leaving-content-end delta:end-element-id="end1"/><delta:remove-leaving-content-start delta:removal-change-idref="D" delta:end-element-idref="end3"><text:list-item/></delta:remove-leaving-content-start><delta:remove-leaving-content-start delta:removal-change-idref="D" delta:end-element-idref="end4"><text:p text:style-name="P2"/></delta:remove-leaving-content-start><delta:removed-content delta:removal-change-idref="D">Remove this</delta:removed-content>] This will remain<delta:remove-leaving-content-end delta:end-element-id="end4"/></text:p>
          <delta:remove-leaving-content-end delta:end-element-id="end3"/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2:19:49</dc:date>
    <meta:creation-date>2010-06-24T12:49:20</meta:creation-date>
    <dc:creator>Tristan Mitchell</dc:creator>
  </office:meta>
</office:document-meta>
</file>